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erminology" style:family="table">
      <style:table-properties style:width="17.09cm" fo:margin-left="0.499cm" fo:margin-right="0cm" table:align="margins"/>
    </style:style>
    <style:style style:name="Terminology.A" style:family="table-column">
      <style:table-column-properties style:column-width="8.296cm" style:rel-column-width="30908*"/>
    </style:style>
    <style:style style:name="Terminology.B" style:family="table-column">
      <style:table-column-properties style:column-width="8.795cm" style:rel-column-width="32768*"/>
    </style:style>
    <style:style style:name="Terminology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erminology.B1" style:family="table-cell">
      <style:table-cell-properties fo:padding="0.097cm" fo:border="0.002cm solid #000000"/>
    </style:style>
    <style:style style:name="Terminology.A2" style:family="table-cell">
      <style:table-cell-properties fo:padding="0.097cm" fo:border-left="0.002cm solid #000000" fo:border-right="none" fo:border-top="none" fo:border-bottom="0.002cm solid #000000"/>
    </style:style>
    <style:style style:name="Terminology.B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erminology" table:style-name="Terminology">
        <table:table-column table:style-name="Terminology.A"/>
        <table:table-column table:style-name="Terminology.B"/>
        <table:table-row>
          <table:table-cell table:style-name="Terminology.A1" office:value-type="string">
            <text:p text:style-name="Table_20_Heading">Term</text:p>
          </table:table-cell>
          <table:table-cell table:style-name="Terminology.B1" office:value-type="string">
            <text:p text:style-name="Table_20_Heading">Definition</text:p>
          </table:table-cell>
        </table:table-row>
        <table:table-row>
          <table:table-cell table:style-name="Terminology.A2" office:value-type="string">
            <text:p text:style-name="Table_20_Contents"/>
          </table:table-cell>
          <table:table-cell table:style-name="Terminology.B2" office:value-type="string">
            <text:p text:style-name="Table_20_Contents"/>
          </table:table-cell>
        </table:table-row>
        <table:table-row>
          <table:table-cell table:style-name="Terminology.A2" office:value-type="string">
            <text:p text:style-name="Table_20_Contents"/>
          </table:table-cell>
          <table:table-cell table:style-name="Terminology.B2" office:value-type="string">
            <text:p text:style-name="Table_20_Contents"/>
          </table:table-cell>
        </table:table-row>
        <table:table-row>
          <table:table-cell table:style-name="Terminology.A2" office:value-type="string">
            <text:p text:style-name="Table_20_Contents">SNU List</text:p>
          </table:table-cell>
          <table:table-cell table:style-name="Terminology.B2" office:value-type="string">
            <text:p text:style-name="Table_20_Contents">The list of SNU in the SNU tab of the main window.</text:p>
          </table:table-cell>
        </table:table-row>
        <table:table-row>
          <table:table-cell table:style-name="Terminology.A2" office:value-type="string">
            <text:p text:style-name="Table_20_Contents">SNU Editor</text:p>
          </table:table-cell>
          <table:table-cell table:style-name="Terminology.B2" office:value-type="string">
            <text:p text:style-name="Table_20_Contents">The dialog from which SNU can be edited.</text:p>
          </table:table-cell>
        </table:table-row>
        <table:table-row>
          <table:table-cell table:style-name="Terminology.A2" office:value-type="string">
            <text:p text:style-name="Table_20_Contents">Find Keywords</text:p>
          </table:table-cell>
          <table:table-cell table:style-name="Terminology.B2" office:value-type="string">
            <text:p text:style-name="Table_20_Contents">TextArea in SNU Editor in which words identifying the SNU may be entered.</text:p>
          </table:table-cell>
        </table:table-row>
        <table:table-row>
          <table:table-cell table:style-name="Terminology.A2" office:value-type="string">
            <text:p text:style-name="Table_20_Contents">SNU Keyword Widget</text:p>
          </table:table-cell>
          <table:table-cell table:style-name="Terminology.B2" office:value-type="string">
            <text:p text:style-name="Table_20_Contents">List in SNU Editor showing list of keywords used by all snus.</text:p>
          </table:table-cell>
        </table:table-row>
        <table:table-row>
          <table:table-cell table:style-name="Terminology.A2" office:value-type="string">
            <text:p text:style-name="Table_20_Contents">SNU Editor Status</text:p>
          </table:table-cell>
          <table:table-cell table:style-name="Terminology.B2" office:value-type="string">
            <text:p text:style-name="Table_20_Contents">The status bar in the SNU Editor that displays warnings and errors.</text:p>
          </table:table-cell>
        </table:table-row>
        <table:table-row>
          <table:table-cell table:style-name="Terminology.A2" office:value-type="string">
            <text:p text:style-name="Table_20_Contents">K3 Rule Editor</text:p>
          </table:table-cell>
          <table:table-cell table:style-name="Terminology.B2" office:value-type="string">
            <text:p text:style-name="Table_20_Contents">Widget in the SNU Editor where Korsakow3 style rules can be entered</text:p>
          </table:table-cell>
        </table:table-row>
        <table:table-row>
          <table:table-cell table:style-name="Terminology.A2" office:value-type="string">
            <text:p text:style-name="Table_20_Contents"/>
          </table:table-cell>
          <table:table-cell table:style-name="Terminology.B2" office:value-type="string">
            <text:p text:style-name="Table_20_Contents"/>
          </table:table-cell>
        </table:table-row>
        <table:table-row>
          <table:table-cell table:style-name="Terminology.A2" office:value-type="string">
            <text:p text:style-name="Table_20_Contents"/>
          </table:table-cell>
          <table:table-cell table:style-name="Terminology.B2" office:value-type="string">
            <text:p text:style-name="Table_20_Contents"/>
          </table:table-cell>
        </table:table-row>
        <table:table-row>
          <table:table-cell table:style-name="Terminology.A2" office:value-type="string">
            <text:p text:style-name="Table_20_Contents"/>
          </table:table-cell>
          <table:table-cell table:style-name="Terminology.B2" office:value-type="string">
            <text:p text:style-name="Table_20_Contents"/>
          </table:table-cell>
        </table:table-row>
        <table:table-row>
          <table:table-cell table:style-name="Terminology.A2" office:value-type="string">
            <text:p text:style-name="Table_20_Contents"/>
          </table:table-cell>
          <table:table-cell table:style-name="Terminology.B2" office:value-type="string">
            <text:p text:style-name="Table_20_Contents"/>
          </table:table-cell>
        </table:table-row>
        <table:table-row>
          <table:table-cell table:style-name="Terminology.A2" office:value-type="string">
            <text:p text:style-name="Table_20_Contents"/>
          </table:table-cell>
          <table:table-cell table:style-name="Terminology.B2" office:value-type="string">
            <text:p text:style-name="Table_20_Contents"/>
          </table:table-cell>
        </table:table-row>
        <table:table-row>
          <table:table-cell table:style-name="Terminology.A2" office:value-type="string">
            <text:p text:style-name="Table_20_Contents"/>
          </table:table-cell>
          <table:table-cell table:style-name="Terminology.B2" office:value-type="string">
            <text:p text:style-name="Table_20_Contents"/>
          </table:table-cell>
        </table:table-row>
        <table:table-row>
          <table:table-cell table:style-name="Terminology.A2" office:value-type="string">
            <text:p text:style-name="Table_20_Contents"/>
          </table:table-cell>
          <table:table-cell table:style-name="Terminology.B2" office:value-type="string">
            <text:p text:style-name="Table_20_Contents"/>
          </table:table-cell>
        </table:table-row>
        <table:table-row>
          <table:table-cell table:style-name="Terminology.A2" office:value-type="string">
            <text:p text:style-name="Table_20_Contents"/>
          </table:table-cell>
          <table:table-cell table:style-name="Terminology.B2" office:value-type="string">
            <text:p text:style-name="Table_20_Contents"/>
          </table:table-cell>
        </table:table-row>
        <table:table-row>
          <table:table-cell table:style-name="Terminology.A2" office:value-type="string">
            <text:p text:style-name="Table_20_Contents"/>
          </table:table-cell>
          <table:table-cell table:style-name="Terminology.B2" office:value-type="string">
            <text:p text:style-name="Table_20_Contents"/>
          </table:table-cell>
        </table:table-row>
        <table:table-row>
          <table:table-cell table:style-name="Terminology.A2" office:value-type="string">
            <text:p text:style-name="Table_20_Contents"/>
          </table:table-cell>
          <table:table-cell table:style-name="Terminology.B2" office:value-type="string">
            <text:p text:style-name="Table_20_Contents"/>
          </table:table-cell>
        </table:table-row>
        <table:table-row>
          <table:table-cell table:style-name="Terminology.A2" office:value-type="string">
            <text:p text:style-name="Table_20_Contents"/>
          </table:table-cell>
          <table:table-cell table:style-name="Terminology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04T20:10:20</meta:creation-date>
    <meta:generator>OpenOffice.org/3.0$Unix OpenOffice.org_project/300m9$Build-9358</meta:generator>
    <dc:date>2009-04-05T12:28:17</dc:date>
    <meta:editing-duration>PT00H41M59S</meta:editing-duration>
    <meta:editing-cycles>6</meta:editing-cycles>
    <meta:document-statistic meta:table-count="1" meta:image-count="0" meta:object-count="0" meta:page-count="1" meta:paragraph-count="14" meta:word-count="86" meta:character-count="452"/>
  </office:meta>
</office:document-meta>
</file>